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5 — RHCA ADVANCED INFRASTRUCTURE / PERF</text:p>
          </draw:text-box>
        </draw:frame>
        <draw:frame draw:style-name="TransBox" svg:width="31.8700cm" svg:height="5.5000cm" svg:x="1.0000cm" svg:y="2.3000cm">
          <draw:text-box>
            <text:p text:style-name="PTitleMain">Performance Resource Triage</text:p>
          </draw:text-box>
        </draw:frame>
        <draw:frame draw:style-name="TransBox" svg:width="31.8700cm" svg:height="3.5000cm" svg:x="1.0000cm" svg:y="8.8000cm">
          <draw:text-box>
            <text:p text:style-name="PBody">Overview The Triage Hierarchy Quick Assessment — First 60 Seconds Reading Load Average</text:p>
          </draw:text-box>
        </draw:frame>
        <draw:frame draw:style-name="TransBox" svg:width="31.8700cm" svg:height="1.0000cm" svg:x="1.0000cm" svg:y="17.8000cm">
          <draw:text-box>
            <text:p text:style-name="PFooter">05-rhca/perf/01-resource-triage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Overview</text:p>
            <text:p text:style-name="PBullet">▶  The Triage Hierarchy</text:p>
            <text:p text:style-name="PBullet">▶  Quick Assessment — First 60 Seconds</text:p>
            <text:p text:style-name="PBullet">▶  CPU Triage</text:p>
            <text:p text:style-name="PBullet">▶  Memory Triage</text:p>
            <text:p text:style-name="PBullet">▶  Disk I/O Triage</text:p>
            <text:p text:style-name="PBullet">▶  Network Triage</text:p>
            <text:p text:style-name="PBullet">▶  Putting It Together — Triage Worksheet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verview</text:p>
          </draw:text-box>
        </draw:frame>
        <draw:frame draw:style-name="TransBox" svg:width="31.8700cm" svg:height="13.5500cm" svg:x="1.0000cm" svg:y="4.0000cm">
          <draw:text-box>
            <text:p text:style-name="PBullet">• When a system is slow, the instinct is to immediately tune or add hardware. The disciplined approach is triage fir…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he Triage Hierarchy</text:p>
          </draw:text-box>
        </draw:frame>
        <draw:frame draw:style-name="TransBox" svg:width="15.7350cm" svg:height="13.5500cm" svg:x="1.0000cm" svg:y="4.0000cm">
          <draw:text-box>
            <text:p text:style-name="PBullet">• Start at the top. Fix the most constrained layer before optimizing anything else.</text:p>
          </draw:text-box>
        </draw:frame>
        <draw:frame draw:style-name="CodeBox" svg:width="15.7350cm" svg:height="13.5500cm" svg:x="17.1350cm" svg:y="4.0000cm">
          <draw:text-box>
            <text:p text:style-name="PCode">Is the system responding?
  └── Yes → Are processes stuck or thrashing?
        └── Check CPU / Memory first
              └── High CPU? → Who owns it? System or user?
              └── High Memory? → Swapping? OOM events?
                    └── I/O wait high? → Disk bottleneck
                          └── Network issues? → Packet drops / retransmit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Quick Assessment — First 60 Seconds</text:p>
          </draw:text-box>
        </draw:frame>
        <draw:frame draw:style-name="TransBox" svg:width="15.7350cm" svg:height="13.5500cm" svg:x="1.0000cm" svg:y="4.0000cm">
          <draw:text-box>
            <text:p text:style-name="PBullet">• Run these in sequence when you first encounter a slow system:</text:p>
          </draw:text-box>
        </draw:frame>
        <draw:frame draw:style-name="CodeBox" svg:width="15.7350cm" svg:height="13.5500cm" svg:x="17.1350cm" svg:y="4.0000cm">
          <draw:text-box>
            <text:p text:style-name="PCode"># 1. Is the system reachable and how loaded?
$ uptime
 14:22:05 up 3 days, 2:14,  2 users,  load average: 8.21, 6.44, 4.12

# 2. What is consuming CPU and memory right now?
$ top -b -n 1 | head -20

# 3. Any OOM kills in recent history?
$ journalctl -k --since "1 hour ago" | grep -i oom

# 4. Disk I/O wait
$ iostat -x 1 3
… (6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utting It Together — Triage Worksheet</text:p>
          </draw:text-box>
        </draw:frame>
        <draw:frame draw:style-name="TransBox" svg:width="15.7350cm" svg:height="13.5500cm" svg:x="1.0000cm" svg:y="4.0000cm">
          <draw:text-box>
            <text:p text:style-name="PBullet">• When responding to a performance issue, capture these data points before making changes:</text:p>
          </draw:text-box>
        </draw:frame>
        <draw:frame draw:style-name="CodeBox" svg:width="15.7350cm" svg:height="13.5500cm" svg:x="17.1350cm" svg:y="4.0000cm">
          <draw:text-box>
            <text:p text:style-name="PCode">Date/Time of investigation:
Reported symptom:

--- CPU ---
Load average (1/5/15):
CPU count:
Top CPU consumer (process + %):
us/sy/id/wa breakdown:

--- Memory ---
Total / Used / Available:
Swap used / active swapping (si/so):
… (17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Useful One-Liners Reference</text:p>
          </draw:text-box>
        </draw:frame>
        <draw:frame draw:style-name="CodeBox" svg:width="31.8700cm" svg:height="13.5500cm" svg:x="1.0000cm" svg:y="4.0000cm">
          <draw:text-box>
            <text:p text:style-name="PCode"># Top 10 memory-consuming processes
$ ps aux --sort=-%mem | head -11

# Processes in uninterruptible sleep (D state) — usually stuck on I/O
$ ps aux | awk '$8=="D"'

# Open file count per process
$ lsof | awk '{print $1}' | sort | uniq -c | sort -rn | head -10

# Listening ports and owning processes
$ ss -tlnp

# Which process has a specific port open?
$ ss -tlnp sport = :8080
… (6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ecap</text:p>
          </draw:text-box>
        </draw:frame>
        <draw:frame draw:style-name="TransBox" svg:width="31.8700cm" svg:height="13.5500cm" svg:x="1.0000cm" svg:y="4.0000cm">
          <draw:text-box>
            <text:p text:style-name="PBullet">• Effective performance triage is systematic: start with load average, identify the bottleneck layer (CPU → memory →…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Performance Resource Triage</text:p>
          </draw:text-box>
        </draw:frame>
        <draw:frame draw:style-name="TransBox" svg:width="31.8700cm" svg:height="13.5500cm" svg:x="1.0000cm" svg:y="4.0000cm">
          <draw:text-box>
            <text:p text:style-name="PBullet">✓  Overview: When a system is slow, the instinct is to immediately tune or add hardware. The disciplined appro…</text:p>
            <text:p text:style-name="PBullet">✓  The Triage Hierarchy: Start at the top. Fix the most constrained layer before optimizing anything else.</text:p>
            <text:p text:style-name="PBullet">✓  Quick Assessment — First 60 Seconds: Run these in sequence when you first encounter a slow system:</text:p>
            <text:p text:style-name="PBullet">✓  Putting It Together — Triage Worksheet: When responding to a performance issue, capture these data points before making changes:</text:p>
            <text:p text:style-name="PBullet">✓  Useful One-Liners Reference</text:p>
            <text:p text:style-name="PBullet">✓  Recap: Effective performance triage is systematic: start with load average, identify the bottleneck laye…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